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542.44pt" svg:y="50.46pt">
            <loext:p draw:notify-on-update-of-ranges="Sheet1.C15:Sheet1.C15 Sheet1.A2:Sheet1.A8 Sheet1.B1:Sheet1.B1 Sheet1.B2:Sheet1.B8 Sheet1.E1:Sheet1.E1 Sheet1.E2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dder Width</text:p>
          </table:table-cell>
          <table:table-cell office:value-type="string" calcext:value-type="string">
            <text:p>Critical path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917" calcext:value-type="float">
            <text:p>11.917</text:p>
          </table:table-cell>
          <table:table-cell office:value-type="float" office:value="9.085" calcext:value-type="float">
            <text:p>9.085</text:p>
          </table:table-cell>
          <table:table-cell office:value-type="float" office:value="2.832" calcext:value-type="float">
            <text:p>2.832</text:p>
          </table:table-cell>
          <table:table-cell table:formula="of:=512/[.A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394" calcext:value-type="float">
            <text:p>7.394</text:p>
          </table:table-cell>
          <table:table-cell office:value-type="float" office:value="0.58" calcext:value-type="float">
            <text:p>0.58</text:p>
          </table:table-cell>
          <table:table-cell office:value-type="float" office:value="6.814" calcext:value-type="float">
            <text:p>6.814</text:p>
          </table:table-cell>
          <table:table-cell table:formula="of:=512/[.A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16" calcext:value-type="float">
            <text:p>6.716</text:p>
          </table:table-cell>
          <table:table-cell office:value-type="float" office:value="0.642" calcext:value-type="float">
            <text:p>0.642</text:p>
          </table:table-cell>
          <table:table-cell office:value-type="float" office:value="6.074" calcext:value-type="float">
            <text:p>6.074</text:p>
          </table:table-cell>
          <table:table-cell table:formula="of:=512/[.A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78" calcext:value-type="float">
            <text:p>4.278</text:p>
          </table:table-cell>
          <table:table-cell office:value-type="float" office:value="2.615" calcext:value-type="float">
            <text:p>2.615</text:p>
          </table:table-cell>
          <table:table-cell office:value-type="float" office:value="1.663" calcext:value-type="float">
            <text:p>1.663</text:p>
          </table:table-cell>
          <table:table-cell table:formula="of:=512/[.A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758" calcext:value-type="float">
            <text:p>3.758</text:p>
          </table:table-cell>
          <table:table-cell office:value-type="float" office:value="0.642" calcext:value-type="float">
            <text:p>0.642</text:p>
          </table:table-cell>
          <table:table-cell office:value-type="float" office:value="3.116" calcext:value-type="float">
            <text:p>3.116</text:p>
          </table:table-cell>
          <table:table-cell table:formula="of:=512/[.A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5" calcext:value-type="float">
            <text:p>4.05</text:p>
          </table:table-cell>
          <table:table-cell office:value-type="float" office:value="0.58" calcext:value-type="float">
            <text:p>0.58</text:p>
          </table:table-cell>
          <table:table-cell office:value-type="float" office:value="3.47" calcext:value-type="float">
            <text:p>3.47</text:p>
          </table:table-cell>
          <table:table-cell table:formula="of:=512/[.A7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73" calcext:value-type="float">
            <text:p>3.973</text:p>
          </table:table-cell>
          <table:table-cell office:value-type="float" office:value="0.518" calcext:value-type="float">
            <text:p>0.518</text:p>
          </table:table-cell>
          <table:table-cell office:value-type="float" office:value="3.455" calcext:value-type="float">
            <text:p>3.455</text:p>
          </table:table-cell>
          <table:table-cell table:formula="of:=512/[.A8]" office:value-type="float" office:value="128" calcext:value-type="float">
            <text:p>12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917" calcext:value-type="float">
            <text:p>11.917</text:p>
          </table:table-cell>
          <table:table-cell office:value-type="float" office:value="9.085" calcext:value-type="float">
            <text:p>9.085</text:p>
          </table:table-cell>
          <table:table-cell office:value-type="float" office:value="2.832" calcext:value-type="float">
            <text:p>2.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394" calcext:value-type="float">
            <text:p>7.394</text:p>
          </table:table-cell>
          <table:table-cell office:value-type="float" office:value="0.58" calcext:value-type="float">
            <text:p>0.58</text:p>
          </table:table-cell>
          <table:table-cell office:value-type="float" office:value="6.814" calcext:value-type="float">
            <text:p>6.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16" calcext:value-type="float">
            <text:p>6.716</text:p>
          </table:table-cell>
          <table:table-cell office:value-type="float" office:value="0.642" calcext:value-type="float">
            <text:p>0.642</text:p>
          </table:table-cell>
          <table:table-cell office:value-type="float" office:value="6.074" calcext:value-type="float">
            <text:p>6.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78" calcext:value-type="float">
            <text:p>4.278</text:p>
          </table:table-cell>
          <table:table-cell office:value-type="float" office:value="2.615" calcext:value-type="float">
            <text:p>2.615</text:p>
          </table:table-cell>
          <table:table-cell office:value-type="float" office:value="1.663" calcext:value-type="float">
            <text:p>1.6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758" calcext:value-type="float">
            <text:p>3.758</text:p>
          </table:table-cell>
          <table:table-cell office:value-type="float" office:value="0.642" calcext:value-type="float">
            <text:p>0.642</text:p>
          </table:table-cell>
          <table:table-cell office:value-type="float" office:value="3.116" calcext:value-type="float">
            <text:p>3.1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5" calcext:value-type="float">
            <text:p>4.05</text:p>
          </table:table-cell>
          <table:table-cell office:value-type="float" office:value="0.58" calcext:value-type="float">
            <text:p>0.58</text:p>
          </table:table-cell>
          <table:table-cell office:value-type="float" office:value="3.47" calcext:value-type="float">
            <text:p>3.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73" calcext:value-type="float">
            <text:p>3.973</text:p>
          </table:table-cell>
          <table:table-cell office:value-type="float" office:value="0.518" calcext:value-type="float">
            <text:p>0.518</text:p>
          </table:table-cell>
          <table:table-cell office:value-type="float" office:value="3.455" calcext:value-type="float">
            <text:p>3.455</text:p>
          </table:table-cell>
          <table:table-cell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1:51:15.709805486</meta:creation-date>
    <dc:date>2017-10-17T16:35:57.275270323</dc:date>
    <meta:editing-duration>PT3H23M21S</meta:editing-duration>
    <meta:editing-cycles>1</meta:editing-cycles>
    <meta:document-statistic meta:table-count="1" meta:cell-count="7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svg:x="0cm" svg:y="0cm" style:legend-expansion="custom" chartooo:width="15.998cm" chartooo:height="9.005cm" style:legend-expansion-aspect-ratio="1.77656857301499" chart:style-name="ch2"/>
        <chart:plot-area chart:style-name="ch3" table:cell-range-address="Sheet1.C15:Sheet1.C15 Sheet1.A2:Sheet1.B8 Sheet1.B1:Sheet1.B1 Sheet1.E1:Sheet1.E8" chart:data-source-has-labels="both" svg:x="0.319cm" svg:y="0.18cm" svg:width="15.36cm" svg:height="8.645cm">
          <chartooo:coordinate-region svg:x="0.94cm" svg:y="0.379cm" svg:width="14.459cm" svg:height="7.799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line">
            <chart:data-point chart:repeated="7"/>
          </chart:series>
          <chart:series chart:style-name="ch7" chart:values-cell-range-address="Sheet1.E2:Sheet1.E8" chart:label-cell-address="Sheet1.E1:Sheet1.E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tical path</text:p>
                <draw:g>
                  <svg:desc>Sheet1.B1:Sheet1.B1</svg:desc>
                </draw:g>
              </table:table-cell>
              <table:table-cell office:value-type="string">
                <text:p>Cycle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heet1.A2:Sheet1.A8</svg:desc>
                </draw:g>
              </table:table-cell>
              <table:table-cell office:value-type="float" office:value="11.917">
                <text:p>11.917</text:p>
                <draw:g>
                  <svg:desc>Sheet1.B2:Sheet1.B8</svg:desc>
                </draw:g>
              </table:table-cell>
              <table:table-cell office:value-type="float" office:value="2">
                <text:p>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.394">
                <text:p>7.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.716">
                <text:p>6.7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278">
                <text:p>4.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758">
                <text:p>3.7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05">
                <text:p>4.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3">
                <text:p>3.973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